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style:font-name-asian="Courier New" style:font-name-complex="Courier New" style:font-size-complex="5.65000009536743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formula="of:=-12.378032" office:value-type="float" office:value="-12.378032">
            <text:p>-12,378032</text:p>
          </table:table-cell>
          <table:table-cell table:formula="of:=ATAN([.A1])" office:value-type="float" office:value="-1.49018311641244">
            <text:p>-1,4901831164</text:p>
          </table:table-cell>
          <table:table-cell table:formula="of:=[.B1]*(180/PI())" office:value-type="float" office:value="-85.381203272085">
            <text:p>-85,3812032721</text:p>
          </table:table-cell>
        </table:table-row>
        <table:table-row table:style-name="ro1">
          <table:table-cell table:style-name="ce1" table:formula="of:=930/929" office:value-type="float" office:value="1.0010764262648">
            <text:p>1,0010764263</text:p>
          </table:table-cell>
          <table:table-cell table:formula="of:=DEGREES(ATAN([.A2]))" office:value-type="float" office:value="45.0308207498584">
            <text:p>45,0308207499</text:p>
          </table:table-cell>
          <table:table-cell/>
        </table:table-row>
        <table:table-row table:style-name="ro1">
          <table:table-cell table:formula="of:=929/930" office:value-type="float" office:value="0.998924731182796">
            <text:p>0,9989247312</text:p>
          </table:table-cell>
          <table:table-cell table:formula="of:=DEGREES(ATAN([.A3]))" office:value-type="float" office:value="44.9691792501416">
            <text:p>44,969179250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Altitude</text:p>
          </table:table-cell>
          <table:table-cell office:value-type="string">
            <text:p>Barometric</text:p>
          </table:table-cell>
          <table:table-cell office:value-type="string">
            <text:p>MSLP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01325*(1-0.0000225577*[.A7])^5.25588" office:value-type="float" office:value="101325">
            <text:p>101325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formula="of:=101325*((1-0.0000225577*[.A8])^5.25588)" office:value-type="float" office:value="92633.6036539707">
            <text:p>92633,6036539707</text:p>
          </table:table-cell>
          <table:table-cell table:formula="of:=[.B8]/100" office:value-type="float" office:value="926.336036539707">
            <text:p>926,3360365397</text:p>
          </table:table-cell>
        </table:table-row>
        <table:table-row table:style-name="ro1">
          <table:table-cell/>
          <table:table-cell table:formula="of:=[.B7]-[.B8]" office:value-type="float" office:value="8691.39634602932">
            <text:p>8691,3963460293</text:p>
          </table:table-cell>
          <table:table-cell table:formula="of:=[.B9]/100" office:value-type="float" office:value="86.9139634602932">
            <text:p>86,9139634603</text:p>
          </table:table-cell>
        </table:table-row>
        <table:table-row table:style-name="ro1">
          <table:table-cell table:number-columns-repeated="2"/>
          <table:table-cell table:formula="of:=[.C9]+[.C8]" office:value-type="float" office:value="1013.25">
            <text:p>1013,25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Pressure</text:p>
          </table:table-cell>
          <table:table-cell office:value-type="string">
            <text:p>Altitude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 table:formula="of:=(1-([.A13]*100/101325)^(1/5.25588))/0.0000225577" office:value-type="float" office:value="753.008368992583">
            <text:p>753,0083689926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23/07/2011</text:date>, <text:time>20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Momenso</meta:initial-creator>
    <meta:creation-date>2011-07-23T12:14:38.93</meta:creation-date>
    <dc:date>2011-07-23T20:27:35.98</dc:date>
    <dc:creator>David Momenso</dc:creator>
    <meta:editing-duration>PT3H25M28S</meta:editing-duration>
    <meta:editing-cycles>4</meta:editing-cycles>
    <meta:generator>OpenOffice.org/3.3$Win32 OpenOffice.org_project/330m20$Build-9567</meta:generator>
    <meta:document-statistic meta:table-count="3" meta:cell-count="22" meta:object-count="0"/>
  </office:meta>
</office:document-meta>
</file>